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6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16cm"/>
    </style:style>
    <style:style style:name="co4" style:family="table-column">
      <style:table-column-properties fo:break-before="auto" style:column-width="2.671cm"/>
    </style:style>
    <style:style style:name="co5" style:family="table-column">
      <style:table-column-properties fo:break-before="auto" style:column-width="2.9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" style:family="table-cell" style:parent-style-name="Default" style:data-style-name="N104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 style:data-style-name="N10106"/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direction="ttb"/>
    </style:style>
    <style:style style:name="ce7" style:family="table-cell" style:parent-style-name="Default">
      <style:table-cell-properties style:text-align-source="fix" style:repeat-content="false" fo:wrap-option="no-wrap" fo:border="0.06pt solid #000000" style:direction="ltr" style:rotation-angle="90" style:shrink-to-fit="true" style:vertical-align="middle"/>
      <style:paragraph-properties fo:text-align="center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 style:data-style-name="N10104"/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 style:data-style-name="N10106">
      <style:table-cell-properties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 style:data-style-name="N10106">
      <style:table-cell-properties fo:background-color="#999999" fo:border="0.06pt solid #000000"/>
    </style:style>
    <style:style style:name="ce13" style:family="table-cell" style:parent-style-name="Default" style:data-style-name="N105"/>
  </office:automatic-styles>
  <office:body>
    <office:spreadsheet>
      <table:calculation-settings table:automatic-find-labels="false" table:use-regular-expressions="false" table:use-wildcards="true"/>
      <table:table table:name="OPERACIONES MULTIPL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Caso 1: Vamos a calcular con una fórmula y una variable</text:p>
          </table:table-cell>
          <table:covered-table-cell table:number-columns-repeated="3"/>
          <table:covered-table-cell table:style-name="Default"/>
          <table:covered-table-cell table:number-columns-repeated="4"/>
          <table:table-cell/>
        </table:table-row>
        <table:table-row table:style-name="ro1">
          <table:table-cell table:style-name="ce2" office:value-type="string" calcext:value-type="string" table:number-columns-spanned="9" table:number-rows-spanned="1">
            <text:p>Un cine vende las entradas a $ 8, de los cuales $ 5 son para la distribuidora de películas.</text:p>
          </table:table-cell>
          <table:covered-table-cell table:number-columns-repeated="3"/>
          <table:covered-table-cell table:style-name="Default"/>
          <table:covered-table-cell table:number-columns-repeated="4"/>
          <table:table-cell/>
        </table:table-row>
        <table:table-row table:style-name="ro1">
          <table:table-cell table:style-name="ce3" office:value-type="string" calcext:value-type="string" table:number-columns-spanned="9" table:number-rows-spanned="1">
            <text:p>Además el cine tiene unos costes anuales de alquiler, luz, limpieza, etc. de $ 60.000.</text:p>
          </table:table-cell>
          <table:covered-table-cell table:number-columns-repeated="3"/>
          <table:covered-table-cell table:style-name="Default"/>
          <table:covered-table-cell table:number-columns-repeated="4"/>
          <table:table-cell/>
        </table:table-row>
        <table:table-row table:style-name="ro1">
          <table:table-cell table:style-name="ce3" office:value-type="string" calcext:value-type="string" table:number-columns-spanned="9" table:number-rows-spanned="1">
            <text:p>¿Cuál será su beneficio anual si vende un número concreto de entradas?</text:p>
          </table:table-cell>
          <table:covered-table-cell table:number-columns-repeated="3"/>
          <table:covered-table-cell table:style-name="Default"/>
          <table:covered-table-cell table:number-columns-repeated="4"/>
          <table:table-cell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5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ce5" office:value-type="string" calcext:value-type="string">
            <text:p>Entradas Vendidas</text:p>
          </table:table-cell>
          <table:table-cell table:style-name="ce5" office:value-type="string" calcext:value-type="string">
            <text:p>Beneficio anu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cio entrada</text:p>
          </table:table-cell>
          <table:table-cell table:style-name="ce4" office:value-type="currency" office:currency="CLP" office:value="8" calcext:value-type="currency">
            <text:p>$8,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MULTIPLE.OPERATIONS([.B$17];[.$B$16];[.$D12])" office:value-type="currency" office:currency="CLP" office:value="-45000" calcext:value-type="currency">
            <text:p>$ -45.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ste entrada</text:p>
          </table:table-cell>
          <table:table-cell table:style-name="ce4" office:value-type="currency" office:currency="CLP" office:value="5" calcext:value-type="currency">
            <text:p>$5,00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MULTIPLE.OPERATIONS([.B$17];[.$B$16];[.$D13])" office:value-type="currency" office:currency="CLP" office:value="-30000" calcext:value-type="currency">
            <text:p>$ -30.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stes fijos año</text:p>
          </table:table-cell>
          <table:table-cell table:style-name="ce4" office:value-type="currency" office:currency="CLP" office:value="60000" calcext:value-type="currency">
            <text:p>$60.000,00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MULTIPLE.OPERATIONS([.B$17];[.$B$16];[.$D14])" office:value-type="currency" office:currency="CLP" office:value="-15000" calcext:value-type="currency">
            <text:p>$ -15.00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000" calcext:value-type="float">
            <text:p>20000</text:p>
          </table:table-cell>
          <table:table-cell table:formula="of:=MULTIPLE.OPERATIONS([.B$17];[.$B$16];[.$D15])" office:value-type="currency" office:currency="CLP" office:value="0" calcext:value-type="currency">
            <text:p>$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radas vendidas año</text:p>
          </table:table-cell>
          <table:table-cell office:value-type="float" office:value="25000" calcext:value-type="float">
            <text:p>25000</text:p>
          </table:table-cell>
          <table:table-cell/>
          <table:table-cell office:value-type="float" office:value="25000" calcext:value-type="float">
            <text:p>25000</text:p>
          </table:table-cell>
          <table:table-cell table:formula="of:=MULTIPLE.OPERATIONS([.B$17];[.$B$16];[.$D16])" office:value-type="currency" office:currency="CLP" office:value="15000" calcext:value-type="currency">
            <text:p>$15.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NEFICIO ANUAL</text:p>
          </table:table-cell>
          <table:table-cell table:style-name="ce4" table:formula="of:=[.B16]*([.B12]-[.B13])-[.B14]" office:value-type="currency" office:currency="CLP" office:value="15000" calcext:value-type="currency">
            <text:p>$15.000,00</text:p>
          </table:table-cell>
          <table:table-cell/>
          <table:table-cell office:value-type="float" office:value="30000" calcext:value-type="float">
            <text:p>30000</text:p>
          </table:table-cell>
          <table:table-cell table:formula="of:=MULTIPLE.OPERATIONS([.B$17];[.$B$16];[.$D17])" office:value-type="currency" office:currency="CLP" office:value="30000" calcext:value-type="currency">
            <text:p>$30.00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5000" calcext:value-type="float">
            <text:p>35000</text:p>
          </table:table-cell>
          <table:table-cell table:formula="of:=MULTIPLE.OPERATIONS([.B$17];[.$B$16];[.$D18])" office:value-type="currency" office:currency="CLP" office:value="45000" calcext:value-type="currency">
            <text:p>$45.00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0000" calcext:value-type="float">
            <text:p>40000</text:p>
          </table:table-cell>
          <table:table-cell table:formula="of:=MULTIPLE.OPERATIONS([.B$17];[.$B$16];[.$D19])" office:value-type="currency" office:currency="CLP" office:value="60000" calcext:value-type="currency">
            <text:p>$60.00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5000" calcext:value-type="float">
            <text:p>45000</text:p>
          </table:table-cell>
          <table:table-cell table:formula="of:=MULTIPLE.OPERATIONS([.B$17];[.$B$16];[.$D20])" office:value-type="currency" office:currency="CLP" office:value="75000" calcext:value-type="currency">
            <text:p>$75.00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50000" calcext:value-type="float">
            <text:p>50000</text:p>
          </table:table-cell>
          <table:table-cell table:formula="of:=MULTIPLE.OPERATIONS([.B$17];[.$B$16];[.$D21])" office:value-type="currency" office:currency="CLP" office:value="90000" calcext:value-type="currency">
            <text:p>$90.000</text:p>
          </table:table-cell>
          <table:table-cell table:number-columns-repeated="5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9" table:number-rows-spanned="1">
            <text:p>Caso 2: Vamos a calcular con varias fórmulas al mismo tiempo y una variable</text:p>
          </table:table-cell>
          <table:covered-table-cell table:number-columns-repeated="3"/>
          <table:covered-table-cell table:style-name="Default"/>
          <table:covered-table-cell table:number-columns-repeated="4"/>
          <table:table-cell/>
        </table:table-row>
        <table:table-row table:style-name="ro1">
          <table:table-cell table:style-name="ce2" office:value-type="string" calcext:value-type="string" table:number-columns-spanned="9" table:number-rows-spanned="1">
            <text:p>Además del beneficio anual total en función del número de entradas vendidas.</text:p>
          </table:table-cell>
          <table:covered-table-cell table:number-columns-repeated="3"/>
          <table:covered-table-cell table:style-name="Default"/>
          <table:covered-table-cell table:number-columns-repeated="4"/>
          <table:table-cell/>
        </table:table-row>
        <table:table-row table:style-name="ro1">
          <table:table-cell table:style-name="ce3" office:value-type="string" calcext:value-type="string" table:number-columns-spanned="9" table:number-rows-spanned="1">
            <text:p>¿Cuál será su beneficio unitario por entrada en función del número de entradas vendidas?</text:p>
          </table:table-cell>
          <table:covered-table-cell table:number-columns-repeated="3"/>
          <table:covered-table-cell table:style-name="Default"/>
          <table:covered-table-cell table:number-columns-repeated="4"/>
          <table:table-cell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ce5" office:value-type="string" calcext:value-type="string">
            <text:p>Entradas Vendidas</text:p>
          </table:table-cell>
          <table:table-cell table:style-name="ce5" office:value-type="string" calcext:value-type="string">
            <text:p>Beneficio anual</text:p>
          </table:table-cell>
          <table:table-cell office:value-type="string" calcext:value-type="string">
            <text:p>Beneficio unitar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io entrada</text:p>
          </table:table-cell>
          <table:table-cell table:style-name="ce4" office:value-type="currency" office:currency="CLP" office:value="8" calcext:value-type="currency">
            <text:p>$8,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MULTIPLE.OPERATIONS([.B$35];[.$B$34];[.$D30])" office:value-type="currency" office:currency="CLP" office:value="-45000" calcext:value-type="currency">
            <text:p>$ -45.000</text:p>
          </table:table-cell>
          <table:table-cell table:style-name="ce4" table:formula="of:=MULTIPLE.OPERATIONS([.C$35];[.$B$34];[.$D30])" office:value-type="currency" office:currency="CLP" office:value="-9" calcext:value-type="currency">
            <text:p>$ -9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ste entrada</text:p>
          </table:table-cell>
          <table:table-cell table:style-name="ce4" office:value-type="currency" office:currency="CLP" office:value="5" calcext:value-type="currency">
            <text:p>$5,00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MULTIPLE.OPERATIONS([.B$35];[.$B$34];[.$D31])" office:value-type="currency" office:currency="CLP" office:value="-30000" calcext:value-type="currency">
            <text:p>$ -30.000</text:p>
          </table:table-cell>
          <table:table-cell table:style-name="ce4" table:formula="of:=MULTIPLE.OPERATIONS([.C$35];[.$B$34];[.$D31])" office:value-type="currency" office:currency="CLP" office:value="-3" calcext:value-type="currency">
            <text:p>$ -3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stes fijos año</text:p>
          </table:table-cell>
          <table:table-cell table:style-name="ce4" office:value-type="currency" office:currency="CLP" office:value="60000" calcext:value-type="currency">
            <text:p>$60.000,00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MULTIPLE.OPERATIONS([.B$35];[.$B$34];[.$D32])" office:value-type="currency" office:currency="CLP" office:value="-15000" calcext:value-type="currency">
            <text:p>$ -15.000</text:p>
          </table:table-cell>
          <table:table-cell table:style-name="ce4" table:formula="of:=MULTIPLE.OPERATIONS([.C$35];[.$B$34];[.$D32])" office:value-type="currency" office:currency="CLP" office:value="-1" calcext:value-type="currency">
            <text:p>$ -1,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0000" calcext:value-type="float">
            <text:p>20000</text:p>
          </table:table-cell>
          <table:table-cell table:formula="of:=MULTIPLE.OPERATIONS([.B$35];[.$B$34];[.$D33])" office:value-type="currency" office:currency="CLP" office:value="0" calcext:value-type="currency">
            <text:p>$0</text:p>
          </table:table-cell>
          <table:table-cell table:style-name="ce4" table:formula="of:=MULTIPLE.OPERATIONS([.C$35];[.$B$34];[.$D33])" office:value-type="currency" office:currency="CLP" office:value="0" calcext:value-type="currency">
            <text:p>$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tradas vendidas año</text:p>
          </table:table-cell>
          <table:table-cell office:value-type="float" office:value="25000" calcext:value-type="float">
            <text:p>25000</text:p>
          </table:table-cell>
          <table:table-cell/>
          <table:table-cell office:value-type="float" office:value="25000" calcext:value-type="float">
            <text:p>25000</text:p>
          </table:table-cell>
          <table:table-cell table:formula="of:=MULTIPLE.OPERATIONS([.B$35];[.$B$34];[.$D34])" office:value-type="currency" office:currency="CLP" office:value="15000" calcext:value-type="currency">
            <text:p>$15.000</text:p>
          </table:table-cell>
          <table:table-cell table:style-name="ce4" table:formula="of:=MULTIPLE.OPERATIONS([.C$35];[.$B$34];[.$D34])" office:value-type="currency" office:currency="CLP" office:value="0.6" calcext:value-type="currency">
            <text:p>$0,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EFICIO ANUAL</text:p>
          </table:table-cell>
          <table:table-cell table:style-name="ce4" table:formula="of:=[.B34]*([.B30]-[.B31])-[.B32]" office:value-type="currency" office:currency="CLP" office:value="15000" calcext:value-type="currency">
            <text:p>$15.000,00</text:p>
          </table:table-cell>
          <table:table-cell table:style-name="ce4" table:formula="of:=[.B35]/[.B34]" office:value-type="currency" office:currency="CLP" office:value="0.6" calcext:value-type="currency">
            <text:p>$0,60</text:p>
          </table:table-cell>
          <table:table-cell office:value-type="float" office:value="30000" calcext:value-type="float">
            <text:p>30000</text:p>
          </table:table-cell>
          <table:table-cell table:formula="of:=MULTIPLE.OPERATIONS([.B$35];[.$B$34];[.$D35])" office:value-type="currency" office:currency="CLP" office:value="30000" calcext:value-type="currency">
            <text:p>$30.000</text:p>
          </table:table-cell>
          <table:table-cell table:style-name="ce4" table:formula="of:=MULTIPLE.OPERATIONS([.C$35];[.$B$34];[.$D35])" office:value-type="currency" office:currency="CLP" office:value="1" calcext:value-type="currency">
            <text:p>$1,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5000" calcext:value-type="float">
            <text:p>35000</text:p>
          </table:table-cell>
          <table:table-cell table:formula="of:=MULTIPLE.OPERATIONS([.B$35];[.$B$34];[.$D36])" office:value-type="currency" office:currency="CLP" office:value="45000" calcext:value-type="currency">
            <text:p>$45.000</text:p>
          </table:table-cell>
          <table:table-cell table:style-name="ce4" table:formula="of:=MULTIPLE.OPERATIONS([.C$35];[.$B$34];[.$D36])" office:value-type="currency" office:currency="CLP" office:value="1.28571428571429" calcext:value-type="currency">
            <text:p>$1,2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0000" calcext:value-type="float">
            <text:p>40000</text:p>
          </table:table-cell>
          <table:table-cell table:formula="of:=MULTIPLE.OPERATIONS([.B$35];[.$B$34];[.$D37])" office:value-type="currency" office:currency="CLP" office:value="60000" calcext:value-type="currency">
            <text:p>$60.000</text:p>
          </table:table-cell>
          <table:table-cell table:style-name="ce4" table:formula="of:=MULTIPLE.OPERATIONS([.C$35];[.$B$34];[.$D37])" office:value-type="currency" office:currency="CLP" office:value="1.5" calcext:value-type="currency">
            <text:p>$1,5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5000" calcext:value-type="float">
            <text:p>45000</text:p>
          </table:table-cell>
          <table:table-cell table:formula="of:=MULTIPLE.OPERATIONS([.B$35];[.$B$34];[.$D38])" office:value-type="currency" office:currency="CLP" office:value="75000" calcext:value-type="currency">
            <text:p>$75.000</text:p>
          </table:table-cell>
          <table:table-cell table:style-name="ce4" table:formula="of:=MULTIPLE.OPERATIONS([.C$35];[.$B$34];[.$D38])" office:value-type="currency" office:currency="CLP" office:value="1.66666666666667" calcext:value-type="currency">
            <text:p>$1,6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0000" calcext:value-type="float">
            <text:p>50000</text:p>
          </table:table-cell>
          <table:table-cell table:formula="of:=MULTIPLE.OPERATIONS([.B$35];[.$B$34];[.$D39])" office:value-type="currency" office:currency="CLP" office:value="90000" calcext:value-type="currency">
            <text:p>$90.000</text:p>
          </table:table-cell>
          <table:table-cell table:style-name="ce4" table:formula="of:=MULTIPLE.OPERATIONS([.C$35];[.$B$34];[.$D39])" office:value-type="currency" office:currency="CLP" office:value="1.8" calcext:value-type="currency">
            <text:p>$1,80</text:p>
          </table:table-cell>
          <table:table-cell table:number-columns-repeated="4"/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9" table:number-rows-spanned="1">
            <text:p>Caso 3: Vamos a calcular con una fórmula <text:s/>y dos variables</text:p>
          </table:table-cell>
          <table:covered-table-cell table:number-columns-repeated="3"/>
          <table:covered-table-cell table:style-name="Default"/>
          <table:covered-table-cell table:number-columns-repeated="4"/>
          <table:table-cell/>
        </table:table-row>
        <table:table-row table:style-name="ro1">
          <table:table-cell table:style-name="ce2" office:value-type="string" calcext:value-type="string" table:number-columns-spanned="9" table:number-rows-spanned="1">
            <text:p>Y si varía el precio de venta de la entrada hasta un valor determinado.</text:p>
          </table:table-cell>
          <table:covered-table-cell table:number-columns-repeated="3"/>
          <table:covered-table-cell table:style-name="Default"/>
          <table:covered-table-cell table:number-columns-repeated="4"/>
          <table:table-cell/>
        </table:table-row>
        <table:table-row table:style-name="ro1">
          <table:table-cell table:style-name="ce3" office:value-type="string" calcext:value-type="string" table:number-columns-spanned="9" table:number-rows-spanned="1">
            <text:p>¿Cuál será su beneficio anual si vende un número concreto de entradas?</text:p>
          </table:table-cell>
          <table:covered-table-cell table:number-columns-repeated="3"/>
          <table:covered-table-cell table:style-name="Default"/>
          <table:covered-table-cell table:number-columns-repeated="4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/>
          <table:table-cell table:style-name="ce13"/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style-name="ce10" office:value-type="string" calcext:value-type="string" table:number-columns-spanned="5" table:number-rows-spanned="1">
            <text:p>Precio de venta</text:p>
          </table:table-cell>
          <table:covered-table-cell table:number-columns-repeated="4" table:style-name="ce8"/>
        </table:table-row>
        <table:table-row table:style-name="ro1">
          <table:table-cell office:value-type="string" calcext:value-type="string">
            <text:p>Precio entrada</text:p>
          </table:table-cell>
          <table:table-cell table:style-name="ce4" office:value-type="currency" office:currency="CLP" office:value="8" calcext:value-type="currency">
            <text:p>$8,00</text:p>
          </table:table-cell>
          <table:table-cell/>
          <table:table-cell table:style-name="ce6"/>
          <table:table-cell table:style-name="Default"/>
          <table:table-cell table:style-name="ce11" office:value-type="currency" office:currency="CLP" office:value="6" calcext:value-type="currency">
            <text:p>$6,00</text:p>
          </table:table-cell>
          <table:table-cell table:style-name="ce11" office:value-type="currency" office:currency="CLP" office:value="7" calcext:value-type="currency">
            <text:p>$7,00</text:p>
          </table:table-cell>
          <table:table-cell table:style-name="ce11" office:value-type="currency" office:currency="CLP" office:value="8" calcext:value-type="currency">
            <text:p>$8,00</text:p>
          </table:table-cell>
          <table:table-cell table:style-name="ce11" office:value-type="currency" office:currency="CLP" office:value="9" calcext:value-type="currency">
            <text:p>$9,00</text:p>
          </table:table-cell>
          <table:table-cell table:style-name="ce11" office:value-type="currency" office:currency="CLP" office:value="10" calcext:value-type="currency">
            <text:p>$10,00</text:p>
          </table:table-cell>
        </table:table-row>
        <table:table-row table:style-name="ro1">
          <table:table-cell office:value-type="string" calcext:value-type="string">
            <text:p>Coste entrada</text:p>
          </table:table-cell>
          <table:table-cell table:style-name="ce4" office:value-type="currency" office:currency="CLP" office:value="5" calcext:value-type="currency">
            <text:p>$5,00</text:p>
          </table:table-cell>
          <table:table-cell/>
          <table:table-cell table:style-name="ce7" office:value-type="string" calcext:value-type="string" table:number-columns-spanned="1" table:number-rows-spanned="10">
            <text:p>Entradas Vendidas</text:p>
          </table:table-cell>
          <table:table-cell table:style-name="ce8" office:value-type="float" office:value="5000" calcext:value-type="float">
            <text:p>5000</text:p>
          </table:table-cell>
          <table:table-cell table:style-name="ce12" table:formula="of:=MULTIPLE.OPERATIONS([.$B$58];[.$B$57];[.$E54];[.$B$53];[.F$53])" office:value-type="currency" office:currency="CLP" office:value="-55000" calcext:value-type="currency">
            <text:p>$ -55.000,00</text:p>
          </table:table-cell>
          <table:table-cell table:style-name="ce12" table:formula="of:=MULTIPLE.OPERATIONS([.$B$58];[.$B$57];[.$E54];[.$B$53];[.G$53])" office:value-type="currency" office:currency="CLP" office:value="-50000" calcext:value-type="currency">
            <text:p>$ -50.000,00</text:p>
          </table:table-cell>
          <table:table-cell table:style-name="ce12" table:formula="of:=MULTIPLE.OPERATIONS([.$B$58];[.$B$57];[.$E54];[.$B$53];[.H$53])" office:value-type="currency" office:currency="CLP" office:value="-45000" calcext:value-type="currency">
            <text:p>$ -45.000,00</text:p>
          </table:table-cell>
          <table:table-cell table:style-name="ce12" table:formula="of:=MULTIPLE.OPERATIONS([.$B$58];[.$B$57];[.$E54];[.$B$53];[.I$53])" office:value-type="currency" office:currency="CLP" office:value="-40000" calcext:value-type="currency">
            <text:p>$ -40.000,00</text:p>
          </table:table-cell>
          <table:table-cell table:style-name="ce12" table:formula="of:=MULTIPLE.OPERATIONS([.$B$58];[.$B$57];[.$E54];[.$B$53];[.J$53])" office:value-type="currency" office:currency="CLP" office:value="-35000" calcext:value-type="currency">
            <text:p>$ -35.000,00</text:p>
          </table:table-cell>
        </table:table-row>
        <table:table-row table:style-name="ro1">
          <table:table-cell office:value-type="string" calcext:value-type="string">
            <text:p>Costes fijos año</text:p>
          </table:table-cell>
          <table:table-cell table:style-name="ce4" office:value-type="currency" office:currency="CLP" office:value="60000" calcext:value-type="currency">
            <text:p>$60.000,00</text:p>
          </table:table-cell>
          <table:table-cell/>
          <table:covered-table-cell table:style-name="ce8"/>
          <table:table-cell table:style-name="ce8" office:value-type="float" office:value="10000" calcext:value-type="float">
            <text:p>10000</text:p>
          </table:table-cell>
          <table:table-cell table:style-name="ce12" table:formula="of:=MULTIPLE.OPERATIONS([.$B$58];[.$B$57];[.$E55];[.$B$53];[.F$53])" office:value-type="currency" office:currency="CLP" office:value="-50000" calcext:value-type="currency">
            <text:p>$ -50.000,00</text:p>
          </table:table-cell>
          <table:table-cell table:style-name="ce12" table:formula="of:=MULTIPLE.OPERATIONS([.$B$58];[.$B$57];[.$E55];[.$B$53];[.G$53])" office:value-type="currency" office:currency="CLP" office:value="-40000" calcext:value-type="currency">
            <text:p>$ -40.000,00</text:p>
          </table:table-cell>
          <table:table-cell table:style-name="ce12" table:formula="of:=MULTIPLE.OPERATIONS([.$B$58];[.$B$57];[.$E55];[.$B$53];[.H$53])" office:value-type="currency" office:currency="CLP" office:value="-30000" calcext:value-type="currency">
            <text:p>$ -30.000,00</text:p>
          </table:table-cell>
          <table:table-cell table:style-name="ce12" table:formula="of:=MULTIPLE.OPERATIONS([.$B$58];[.$B$57];[.$E55];[.$B$53];[.I$53])" office:value-type="currency" office:currency="CLP" office:value="-20000" calcext:value-type="currency">
            <text:p>$ -20.000,00</text:p>
          </table:table-cell>
          <table:table-cell table:style-name="ce12" table:formula="of:=MULTIPLE.OPERATIONS([.$B$58];[.$B$57];[.$E55];[.$B$53];[.J$53])" office:value-type="currency" office:currency="CLP" office:value="-10000" calcext:value-type="currency">
            <text:p>$ -10.000,00</text:p>
          </table:table-cell>
        </table:table-row>
        <table:table-row table:style-name="ro1">
          <table:table-cell table:number-columns-repeated="3"/>
          <table:covered-table-cell table:style-name="ce8"/>
          <table:table-cell table:style-name="ce8" office:value-type="float" office:value="15000" calcext:value-type="float">
            <text:p>15000</text:p>
          </table:table-cell>
          <table:table-cell table:style-name="ce12" table:formula="of:=MULTIPLE.OPERATIONS([.$B$58];[.$B$57];[.$E56];[.$B$53];[.F$53])" office:value-type="currency" office:currency="CLP" office:value="-45000" calcext:value-type="currency">
            <text:p>$ -45.000,00</text:p>
          </table:table-cell>
          <table:table-cell table:style-name="ce12" table:formula="of:=MULTIPLE.OPERATIONS([.$B$58];[.$B$57];[.$E56];[.$B$53];[.G$53])" office:value-type="currency" office:currency="CLP" office:value="-30000" calcext:value-type="currency">
            <text:p>$ -30.000,00</text:p>
          </table:table-cell>
          <table:table-cell table:style-name="ce12" table:formula="of:=MULTIPLE.OPERATIONS([.$B$58];[.$B$57];[.$E56];[.$B$53];[.H$53])" office:value-type="currency" office:currency="CLP" office:value="-15000" calcext:value-type="currency">
            <text:p>$ -15.000,00</text:p>
          </table:table-cell>
          <table:table-cell table:style-name="ce12" table:formula="of:=MULTIPLE.OPERATIONS([.$B$58];[.$B$57];[.$E56];[.$B$53];[.I$53])" office:value-type="currency" office:currency="CLP" office:value="0" calcext:value-type="currency">
            <text:p>$0,00</text:p>
          </table:table-cell>
          <table:table-cell table:style-name="ce12" table:formula="of:=MULTIPLE.OPERATIONS([.$B$58];[.$B$57];[.$E56];[.$B$53];[.J$53])" office:value-type="currency" office:currency="CLP" office:value="15000" calcext:value-type="currency">
            <text:p>$15.000,00</text:p>
          </table:table-cell>
        </table:table-row>
        <table:table-row table:style-name="ro1">
          <table:table-cell office:value-type="string" calcext:value-type="string">
            <text:p>Entradas vendidas año</text:p>
          </table:table-cell>
          <table:table-cell office:value-type="float" office:value="25000" calcext:value-type="float">
            <text:p>25000</text:p>
          </table:table-cell>
          <table:table-cell/>
          <table:covered-table-cell table:style-name="ce8"/>
          <table:table-cell table:style-name="ce8" office:value-type="float" office:value="20000" calcext:value-type="float">
            <text:p>20000</text:p>
          </table:table-cell>
          <table:table-cell table:style-name="ce12" table:formula="of:=MULTIPLE.OPERATIONS([.$B$58];[.$B$57];[.$E57];[.$B$53];[.F$53])" office:value-type="currency" office:currency="CLP" office:value="-40000" calcext:value-type="currency">
            <text:p>$ -40.000,00</text:p>
          </table:table-cell>
          <table:table-cell table:style-name="ce12" table:formula="of:=MULTIPLE.OPERATIONS([.$B$58];[.$B$57];[.$E57];[.$B$53];[.G$53])" office:value-type="currency" office:currency="CLP" office:value="-20000" calcext:value-type="currency">
            <text:p>$ -20.000,00</text:p>
          </table:table-cell>
          <table:table-cell table:style-name="ce12" table:formula="of:=MULTIPLE.OPERATIONS([.$B$58];[.$B$57];[.$E57];[.$B$53];[.H$53])" office:value-type="currency" office:currency="CLP" office:value="0" calcext:value-type="currency">
            <text:p>$0,00</text:p>
          </table:table-cell>
          <table:table-cell table:style-name="ce12" table:formula="of:=MULTIPLE.OPERATIONS([.$B$58];[.$B$57];[.$E57];[.$B$53];[.I$53])" office:value-type="currency" office:currency="CLP" office:value="20000" calcext:value-type="currency">
            <text:p>$20.000,00</text:p>
          </table:table-cell>
          <table:table-cell table:style-name="ce12" table:formula="of:=MULTIPLE.OPERATIONS([.$B$58];[.$B$57];[.$E57];[.$B$53];[.J$53])" office:value-type="currency" office:currency="CLP" office:value="40000" calcext:value-type="currency">
            <text:p>$40.000,00</text:p>
          </table:table-cell>
        </table:table-row>
        <table:table-row table:style-name="ro1">
          <table:table-cell office:value-type="string" calcext:value-type="string">
            <text:p>BENEFICIO ANUAL</text:p>
          </table:table-cell>
          <table:table-cell table:style-name="ce4" table:formula="of:=[.B57]*([.B53]-[.B54])-[.B55]" office:value-type="currency" office:currency="CLP" office:value="15000" calcext:value-type="currency">
            <text:p>$15.000,00</text:p>
          </table:table-cell>
          <table:table-cell/>
          <table:covered-table-cell table:style-name="ce8"/>
          <table:table-cell table:style-name="ce8" office:value-type="float" office:value="25000" calcext:value-type="float">
            <text:p>25000</text:p>
          </table:table-cell>
          <table:table-cell table:style-name="ce12" table:formula="of:=MULTIPLE.OPERATIONS([.$B$58];[.$B$57];[.$E58];[.$B$53];[.F$53])" office:value-type="currency" office:currency="CLP" office:value="-35000" calcext:value-type="currency">
            <text:p>$ -35.000,00</text:p>
          </table:table-cell>
          <table:table-cell table:style-name="ce12" table:formula="of:=MULTIPLE.OPERATIONS([.$B$58];[.$B$57];[.$E58];[.$B$53];[.G$53])" office:value-type="currency" office:currency="CLP" office:value="-10000" calcext:value-type="currency">
            <text:p>$ -10.000,00</text:p>
          </table:table-cell>
          <table:table-cell table:style-name="ce12" table:formula="of:=MULTIPLE.OPERATIONS([.$B$58];[.$B$57];[.$E58];[.$B$53];[.H$53])" office:value-type="currency" office:currency="CLP" office:value="15000" calcext:value-type="currency">
            <text:p>$15.000,00</text:p>
          </table:table-cell>
          <table:table-cell table:style-name="ce12" table:formula="of:=MULTIPLE.OPERATIONS([.$B$58];[.$B$57];[.$E58];[.$B$53];[.I$53])" office:value-type="currency" office:currency="CLP" office:value="40000" calcext:value-type="currency">
            <text:p>$40.000,00</text:p>
          </table:table-cell>
          <table:table-cell table:style-name="ce12" table:formula="of:=MULTIPLE.OPERATIONS([.$B$58];[.$B$57];[.$E58];[.$B$53];[.J$53])" office:value-type="currency" office:currency="CLP" office:value="65000" calcext:value-type="currency">
            <text:p>$65.000,00</text:p>
          </table:table-cell>
        </table:table-row>
        <table:table-row table:style-name="ro1">
          <table:table-cell table:number-columns-repeated="3"/>
          <table:covered-table-cell table:style-name="ce8"/>
          <table:table-cell table:style-name="ce8" office:value-type="float" office:value="30000" calcext:value-type="float">
            <text:p>30000</text:p>
          </table:table-cell>
          <table:table-cell table:style-name="ce12" table:formula="of:=MULTIPLE.OPERATIONS([.$B$58];[.$B$57];[.$E59];[.$B$53];[.F$53])" office:value-type="currency" office:currency="CLP" office:value="-30000" calcext:value-type="currency">
            <text:p>$ -30.000,00</text:p>
          </table:table-cell>
          <table:table-cell table:style-name="ce12" table:formula="of:=MULTIPLE.OPERATIONS([.$B$58];[.$B$57];[.$E59];[.$B$53];[.G$53])" office:value-type="currency" office:currency="CLP" office:value="0" calcext:value-type="currency">
            <text:p>$0,00</text:p>
          </table:table-cell>
          <table:table-cell table:style-name="ce12" table:formula="of:=MULTIPLE.OPERATIONS([.$B$58];[.$B$57];[.$E59];[.$B$53];[.H$53])" office:value-type="currency" office:currency="CLP" office:value="30000" calcext:value-type="currency">
            <text:p>$30.000,00</text:p>
          </table:table-cell>
          <table:table-cell table:style-name="ce12" table:formula="of:=MULTIPLE.OPERATIONS([.$B$58];[.$B$57];[.$E59];[.$B$53];[.I$53])" office:value-type="currency" office:currency="CLP" office:value="60000" calcext:value-type="currency">
            <text:p>$60.000,00</text:p>
          </table:table-cell>
          <table:table-cell table:style-name="ce12" table:formula="of:=MULTIPLE.OPERATIONS([.$B$58];[.$B$57];[.$E59];[.$B$53];[.J$53])" office:value-type="currency" office:currency="CLP" office:value="90000" calcext:value-type="currency">
            <text:p>$90.000,00</text:p>
          </table:table-cell>
        </table:table-row>
        <table:table-row table:style-name="ro1">
          <table:table-cell table:number-columns-repeated="3"/>
          <table:covered-table-cell table:style-name="ce8"/>
          <table:table-cell table:style-name="ce8" office:value-type="float" office:value="35000" calcext:value-type="float">
            <text:p>35000</text:p>
          </table:table-cell>
          <table:table-cell table:style-name="ce12" table:formula="of:=MULTIPLE.OPERATIONS([.$B$58];[.$B$57];[.$E60];[.$B$53];[.F$53])" office:value-type="currency" office:currency="CLP" office:value="-25000" calcext:value-type="currency">
            <text:p>$ -25.000,00</text:p>
          </table:table-cell>
          <table:table-cell table:style-name="ce12" table:formula="of:=MULTIPLE.OPERATIONS([.$B$58];[.$B$57];[.$E60];[.$B$53];[.G$53])" office:value-type="currency" office:currency="CLP" office:value="10000" calcext:value-type="currency">
            <text:p>$10.000,00</text:p>
          </table:table-cell>
          <table:table-cell table:style-name="ce12" table:formula="of:=MULTIPLE.OPERATIONS([.$B$58];[.$B$57];[.$E60];[.$B$53];[.H$53])" office:value-type="currency" office:currency="CLP" office:value="45000" calcext:value-type="currency">
            <text:p>$45.000,00</text:p>
          </table:table-cell>
          <table:table-cell table:style-name="ce12" table:formula="of:=MULTIPLE.OPERATIONS([.$B$58];[.$B$57];[.$E60];[.$B$53];[.I$53])" office:value-type="currency" office:currency="CLP" office:value="80000" calcext:value-type="currency">
            <text:p>$80.000,00</text:p>
          </table:table-cell>
          <table:table-cell table:style-name="ce12" table:formula="of:=MULTIPLE.OPERATIONS([.$B$58];[.$B$57];[.$E60];[.$B$53];[.J$53])" office:value-type="currency" office:currency="CLP" office:value="115000" calcext:value-type="currency">
            <text:p>$115.000,00</text:p>
          </table:table-cell>
        </table:table-row>
        <table:table-row table:style-name="ro1">
          <table:table-cell table:number-columns-repeated="3"/>
          <table:covered-table-cell table:style-name="ce8"/>
          <table:table-cell table:style-name="ce8" office:value-type="float" office:value="40000" calcext:value-type="float">
            <text:p>40000</text:p>
          </table:table-cell>
          <table:table-cell table:style-name="ce12" table:formula="of:=MULTIPLE.OPERATIONS([.$B$58];[.$B$57];[.$E61];[.$B$53];[.F$53])" office:value-type="currency" office:currency="CLP" office:value="-20000" calcext:value-type="currency">
            <text:p>$ -20.000,00</text:p>
          </table:table-cell>
          <table:table-cell table:style-name="ce12" table:formula="of:=MULTIPLE.OPERATIONS([.$B$58];[.$B$57];[.$E61];[.$B$53];[.G$53])" office:value-type="currency" office:currency="CLP" office:value="20000" calcext:value-type="currency">
            <text:p>$20.000,00</text:p>
          </table:table-cell>
          <table:table-cell table:style-name="ce12" table:formula="of:=MULTIPLE.OPERATIONS([.$B$58];[.$B$57];[.$E61];[.$B$53];[.H$53])" office:value-type="currency" office:currency="CLP" office:value="60000" calcext:value-type="currency">
            <text:p>$60.000,00</text:p>
          </table:table-cell>
          <table:table-cell table:style-name="ce12" table:formula="of:=MULTIPLE.OPERATIONS([.$B$58];[.$B$57];[.$E61];[.$B$53];[.I$53])" office:value-type="currency" office:currency="CLP" office:value="100000" calcext:value-type="currency">
            <text:p>$100.000,00</text:p>
          </table:table-cell>
          <table:table-cell table:style-name="ce12" table:formula="of:=MULTIPLE.OPERATIONS([.$B$58];[.$B$57];[.$E61];[.$B$53];[.J$53])" office:value-type="currency" office:currency="CLP" office:value="140000" calcext:value-type="currency">
            <text:p>$140.000,00</text:p>
          </table:table-cell>
        </table:table-row>
        <table:table-row table:style-name="ro1">
          <table:table-cell table:number-columns-repeated="3"/>
          <table:covered-table-cell table:style-name="ce8"/>
          <table:table-cell table:style-name="ce8" office:value-type="float" office:value="45000" calcext:value-type="float">
            <text:p>45000</text:p>
          </table:table-cell>
          <table:table-cell table:style-name="ce12" table:formula="of:=MULTIPLE.OPERATIONS([.$B$58];[.$B$57];[.$E62];[.$B$53];[.F$53])" office:value-type="currency" office:currency="CLP" office:value="-15000" calcext:value-type="currency">
            <text:p>$ -15.000,00</text:p>
          </table:table-cell>
          <table:table-cell table:style-name="ce12" table:formula="of:=MULTIPLE.OPERATIONS([.$B$58];[.$B$57];[.$E62];[.$B$53];[.G$53])" office:value-type="currency" office:currency="CLP" office:value="30000" calcext:value-type="currency">
            <text:p>$30.000,00</text:p>
          </table:table-cell>
          <table:table-cell table:style-name="ce12" table:formula="of:=MULTIPLE.OPERATIONS([.$B$58];[.$B$57];[.$E62];[.$B$53];[.H$53])" office:value-type="currency" office:currency="CLP" office:value="75000" calcext:value-type="currency">
            <text:p>$75.000,00</text:p>
          </table:table-cell>
          <table:table-cell table:style-name="ce12" table:formula="of:=MULTIPLE.OPERATIONS([.$B$58];[.$B$57];[.$E62];[.$B$53];[.I$53])" office:value-type="currency" office:currency="CLP" office:value="120000" calcext:value-type="currency">
            <text:p>$120.000,00</text:p>
          </table:table-cell>
          <table:table-cell table:style-name="ce12" table:formula="of:=MULTIPLE.OPERATIONS([.$B$58];[.$B$57];[.$E62];[.$B$53];[.J$53])" office:value-type="currency" office:currency="CLP" office:value="165000" calcext:value-type="currency">
            <text:p>$165.000,00</text:p>
          </table:table-cell>
        </table:table-row>
        <table:table-row table:style-name="ro1">
          <table:table-cell table:number-columns-repeated="3"/>
          <table:covered-table-cell table:style-name="ce8"/>
          <table:table-cell table:style-name="ce8" office:value-type="float" office:value="50000" calcext:value-type="float">
            <text:p>50000</text:p>
          </table:table-cell>
          <table:table-cell table:style-name="ce12" table:formula="of:=MULTIPLE.OPERATIONS([.$B$58];[.$B$57];[.$E63];[.$B$53];[.F$53])" office:value-type="currency" office:currency="CLP" office:value="-10000" calcext:value-type="currency">
            <text:p>$ -10.000,00</text:p>
          </table:table-cell>
          <table:table-cell table:style-name="ce12" table:formula="of:=MULTIPLE.OPERATIONS([.$B$58];[.$B$57];[.$E63];[.$B$53];[.G$53])" office:value-type="currency" office:currency="CLP" office:value="40000" calcext:value-type="currency">
            <text:p>$40.000,00</text:p>
          </table:table-cell>
          <table:table-cell table:style-name="ce12" table:formula="of:=MULTIPLE.OPERATIONS([.$B$58];[.$B$57];[.$E63];[.$B$53];[.H$53])" office:value-type="currency" office:currency="CLP" office:value="90000" calcext:value-type="currency">
            <text:p>$90.000,00</text:p>
          </table:table-cell>
          <table:table-cell table:style-name="ce12" table:formula="of:=MULTIPLE.OPERATIONS([.$B$58];[.$B$57];[.$E63];[.$B$53];[.I$53])" office:value-type="currency" office:currency="CLP" office:value="140000" calcext:value-type="currency">
            <text:p>$140.000,00</text:p>
          </table:table-cell>
          <table:table-cell table:style-name="ce12" table:formula="of:=MULTIPLE.OPERATIONS([.$B$58];[.$B$57];[.$E63];[.$B$53];[.J$53])" office:value-type="currency" office:currency="CLP" office:value="190000" calcext:value-type="currency">
            <text:p>$190.00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decimal-places="1" number:min-integer-digits="1"/>
    </number:number-style>
    <number:currency-style style:name="N10104P0" style:volatile="true" number:language="es" number:country="ES">
      <number:currency-symbol number:language="es" number:country="CL">$</number:currency-symbol>
      <number:number number:decimal-places="0" number:min-decimal-places="0" number:min-integer-digits="1" number:grouping="true"/>
    </number:currency-style>
    <number:currency-style style:name="N10104" number:language="es" number:country="ES">
      <style:text-properties fo:color="#ff0000"/>
      <number:currency-symbol number:language="es" number:country="CL">$</number:currency-symbol>
      <number:text> -</number:text>
      <number:number number:decimal-places="0" number:min-decimal-places="0" number:min-integer-digits="1" number:grouping="true"/>
      <style:map style:condition="value()&gt;=0" style:apply-style-name="N10104P0"/>
    </number:currency-style>
    <number:currency-style style:name="N10105P0" style:volatile="true" number:language="es" number:country="ES">
      <number:currency-symbol number:language="es" number:country="CL">$</number:currency-symbol>
      <number:number number:decimal-places="1" number:min-decimal-places="1" number:min-integer-digits="1" number:grouping="true"/>
    </number:currency-style>
    <number:currency-style style:name="N10105" number:language="es" number:country="ES">
      <style:text-properties fo:color="#ff0000"/>
      <number:currency-symbol number:language="es" number:country="CL">$</number:currency-symbol>
      <number:text> -</number:text>
      <number:number number:decimal-places="1" number:min-decimal-places="1" number:min-integer-digits="1" number:grouping="true"/>
      <style:map style:condition="value()&gt;=0" style:apply-style-name="N10105P0"/>
    </number:currency-style>
    <number:currency-style style:name="N10106P0" style:volatile="true" number:language="es" number:country="ES">
      <number:currency-symbol number:language="es" number:country="CL">$</number:currency-symbol>
      <number:number number:decimal-places="2" number:min-decimal-places="2" number:min-integer-digits="1" number:grouping="true"/>
    </number:currency-style>
    <number:currency-style style:name="N10106" number:language="es" number:country="ES">
      <style:text-properties fo:color="#ff0000"/>
      <number:currency-symbol number:language="es" number:country="CL">$</number:currency-symbol>
      <number:text> -</number:text>
      <number:number number:decimal-places="2" number:min-decimal-places="2" number:min-integer-digits="1" number:grouping="true"/>
      <style:map style:condition="value()&gt;=0" style:apply-style-name="N1010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0T21:11:48.988447563</meta:creation-date>
    <meta:generator>LibreOffice/7.1.0.3$Linux_X86_64 LibreOffice_project/f6099ecf3d29644b5008cc8f48f42f4a40986e4c</meta:generator>
    <dc:date>2021-03-10T21:47:56.294241288</dc:date>
    <meta:editing-duration>PT36M7S</meta:editing-duration>
    <meta:editing-cycles>6</meta:editing-cycles>
    <meta:document-statistic meta:table-count="1" meta:cell-count="163" meta:object-count="0"/>
  </office:meta>
</office:document-meta>
</file>